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1;4;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4;3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3;5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7;4;10;6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6;3;2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8;3;5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8;13</text:p>
          </table:table-cell>
          <table:table-cell table:number-columns-repeated="1638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1;10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Лист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/>
    <dc:creator/>
    <meta:creation-date>2006-09-16T00:00:00Z</meta:creation-date>
    <dc:date>2025-11-03T11:57:37Z</dc:date>
  </office:meta>
</office:document-meta>
</file>